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ffa6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bf819e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6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1" style:family="table-cell" style:parent-style-name="Default" style:data-style-name="N36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3" style:family="table-cell" style:parent-style-name="Default" style:data-style-name="N108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4" style:family="table-cell" style:parent-style-name="Default" style:data-style-name="N108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26" style:family="table-cell" style:parent-style-name="Default" style:data-style-name="N100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27" style:family="table-cell" style:parent-style-name="Default" style:data-style-name="N100">
      <style:table-cell-properties fo:background-color="#bf819e" fo:border="0.74pt solid #000000"/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9" style:family="table-cell" style:parent-style-name="Default" style:data-style-name="N108">
      <style:text-properties style:font-name="FreeSans1" fo:font-size="11pt" style:font-size-asian="11pt" style:font-size-complex="11pt"/>
    </style:style>
    <style:style style:name="ce30" style:family="table-cell" style:parent-style-name="Default" style:data-style-name="N108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31" style:family="table-cell" style:parent-style-name="Default" style:data-style-name="N108">
      <style:table-cell-properties fo:background-color="#bf819e" fo:border="0.74pt solid #000000"/>
      <style:text-properties style:font-name="FreeSans1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office:value-type="string" calcext:value-type="string">
            <text:p>Аванс</text:p>
          </table:table-cell>
          <table:table-cell table:style-name="ce7" office:value-type="string" calcext:value-type="string">
            <text:p>Залишок</text:p>
          </table:table-cell>
          <table:table-cell table:style-name="ce7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0-24" calcext:value-type="date">
            <text:p>24.10.2020</text:p>
          </table:table-cell>
          <table:table-cell office:value-type="currency" office:currency="UAH" office:value="10000" calcext:value-type="currency">
            <text:p>10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0-10-26" calcext:value-type="date">
            <text:p>26.10.2020</text:p>
          </table:table-cell>
          <table:table-cell office:value-type="currency" office:currency="UAH" office:value="18405" calcext:value-type="currency">
            <text:p>18 40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600" calcext:value-type="currency">
            <text:p>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ні круги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473" calcext:value-type="currency">
            <text:p>47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35 м3 + доставка</text:p>
          </table:table-cell>
          <table:table-cell office:value-type="date" office:date-value="2020-10-30" calcext:value-type="date">
            <text:p>30.10.2020</text:p>
          </table:table-cell>
          <table:table-cell office:value-type="currency" office:currency="UAH" office:value="81817.68" calcext:value-type="currency">
            <text:p>81 8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'язальний дріт (додатково)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686" calcext:value-type="currency">
            <text:p>68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44000" calcext:value-type="currency">
            <text:p>44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ерево для опалубки</text:p>
          </table:table-cell>
          <table:table-cell office:value-type="date" office:date-value="2020-11-07" calcext:value-type="date">
            <text:p>07.11.2020</text:p>
          </table:table-cell>
          <table:table-cell office:value-type="currency" office:currency="UAH" office:value="13700" calcext:value-type="currency">
            <text:p>13 7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, кутники інше</text:p>
          </table:table-cell>
          <table:table-cell office:value-type="date" office:date-value="2020-11-10" calcext:value-type="date">
            <text:p>10.11.2020</text:p>
          </table:table-cell>
          <table:table-cell office:value-type="currency" office:currency="UAH" office:value="699" calcext:value-type="currency">
            <text:p>69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кутники</text:p>
          </table:table-cell>
          <table:table-cell office:value-type="date" office:date-value="2020-11-13" calcext:value-type="date">
            <text:p>13.11.2020</text:p>
          </table:table-cell>
          <table:table-cell office:value-type="currency" office:currency="UAH" office:value="431" calcext:value-type="currency">
            <text:p>43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16 м3 + доставка</text:p>
          </table:table-cell>
          <table:table-cell office:value-type="date" office:date-value="2020-11-17" calcext:value-type="date">
            <text:p>17.11.2020</text:p>
          </table:table-cell>
          <table:table-cell office:value-type="currency" office:currency="UAH" office:value="37939.97" calcext:value-type="currency">
            <text:p>37 9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7000" calcext:value-type="currency">
            <text:p>7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ладання опалубк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12000" calcext:value-type="currency">
            <text:p>1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0800" calcext:value-type="currency">
            <text:p>20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арматура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993" calcext:value-type="currency">
            <text:p>2 99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бур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ослуги екскаватор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700" calcext:value-type="currency">
            <text:p>3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альне для трамбов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250" calcext:value-type="currency">
            <text:p>25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29,78 т 4 машин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2274.1" calcext:value-type="currency">
            <text:p>12 2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71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159.95" calcext:value-type="currency">
            <text:p>3 1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49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84.05" calcext:value-type="currency">
            <text:p>3 0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Лопати, демпф. стрічка, плівка, інше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1268" calcext:value-type="currency">
            <text:p>1 26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укавиці</text:p>
          </table:table-cell>
          <table:table-cell office:value-type="date" office:date-value="2021-04-22" calcext:value-type="date">
            <text:p>22.04.2021</text:p>
          </table:table-cell>
          <table:table-cell office:value-type="currency" office:currency="UAH" office:value="129.2" calcext:value-type="currency">
            <text:p>12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7136" calcext:value-type="currency">
            <text:p>7 136 грн.</text:p>
          </table:table-cell>
          <table:table-cell/>
          <table:table-cell table:style-name="ce19"/>
          <table:table-cell table:style-name="ce19" table:formula="of:=SUM([.C18:.C25])" office:value-type="currency" office:currency="UAH" office:value="31001.3" calcext:value-type="currency">
            <text:p>31 001 грн.</text:p>
          </table:table-cell>
          <table:table-cell table:style-name="ce19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1920" calcext:value-type="currency">
            <text:p>31 92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рибок, бур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110" calcext:value-type="currency">
            <text:p>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350" calcext:value-type="currency">
            <text:p>3 350 грн.</text:p>
          </table:table-cell>
          <table:table-cell/>
          <table:table-cell table:style-name="ce19" table:formula="of:=SUM([.C26:.C29])" office:value-type="currency" office:currency="UAH" office:value="36180" calcext:value-type="currency">
            <text:p>36 1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Копання глини і чистка ям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1700" calcext:value-type="currency">
            <text:p>11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няття опалуб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4800" calcext:value-type="currency">
            <text:p>4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9100" calcext:value-type="currency">
            <text:p>9 1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становлення опалубки під плит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600" calcext:value-type="currency">
            <text:p>1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арматур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0" calcext:value-type="currency">
            <text:p>3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ка арматури, заливка 12м3 бетон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5600" calcext:value-type="currency">
            <text:p>15 600 грн.</text:p>
          </table:table-cell>
          <table:table-cell/>
          <table:table-cell table:style-name="ce19" table:formula="of:=SUM([.C30:.C35])" office:value-type="currency" office:currency="UAH" office:value="43100" calcext:value-type="currency">
            <text:p>43 1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Відмінусовка авансів</text:p>
          </table:table-cell>
          <table:table-cell office:value-type="date" office:date-value="2021-04-28" calcext:value-type="date">
            <text:p>28.04.2021</text:p>
          </table:table-cell>
          <table:table-cell table:formula="of:=-[.C25]-[.C29]" office:value-type="currency" office:currency="UAH" office:value="-10486" calcext:value-type="currency">
            <text:p>-10 486 грн.</text:p>
          </table:table-cell>
          <table:table-cell/>
          <table:table-cell table:style-name="ce19" table:formula="of:=SUM([.C30:.C36])" office:value-type="currency" office:currency="UAH" office:value="32614" calcext:value-type="currency">
            <text:p>32 614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Бетон 12 м3 + доставка</text:p>
          </table:table-cell>
          <table:table-cell office:value-type="date" office:date-value="2021-05-13" calcext:value-type="date">
            <text:p>13.05.2021</text:p>
          </table:table-cell>
          <table:table-cell office:value-type="currency" office:currency="UAH" office:value="26626" calcext:value-type="currency">
            <text:p>26 62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 для ляди і оглядової ями</text:p>
          </table:table-cell>
          <table:table-cell office:value-type="date" office:date-value="2021-05-15" calcext:value-type="date">
            <text:p>15.05.2021</text:p>
          </table:table-cell>
          <table:table-cell office:value-type="currency" office:currency="UAH" office:value="1512" calcext:value-type="currency">
            <text:p>1 51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5440" calcext:value-type="currency">
            <text:p>25 4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1800" calcext:value-type="currency">
            <text:p>1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і цементу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formula="of:=SUM([.C38:.C41])" office:value-type="currency" office:currency="UAH" office:value="30752" calcext:value-type="currency">
            <text:p>30 752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Аванс</text:p>
          </table:table-cell>
          <table:table-cell table:style-name="ce18"/>
          <table:table-cell table:style-name="ce23"/>
          <table:table-cell table:style-name="ce26"/>
          <table:table-cell table:style-name="ce30" office:value-type="currency" office:currency="UAH" office:value="10000" calcext:value-type="currency">
            <text:p>10 000 грн.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Пісок кар'єрний 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2600" calcext:value-type="currency">
            <text:p>2 600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Доставка піску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00" calcext:value-type="currency">
            <text:p>500 грн.</text:p>
          </table:table-cell>
          <table:table-cell table:style-name="ce26"/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Інструменти, плівка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678" calcext:value-type="currency">
            <text:p>678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Набір поливний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177" calcext:value-type="currency">
            <text:p>177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Руберойд та інше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66" calcext:value-type="currency">
            <text:p>566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Каналізаційні труби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754" calcext:value-type="currency">
            <text:p>754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Цемент з доставкою, труба каналіз.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1343" calcext:value-type="currency">
            <text:p>1 343 грн.</text:p>
          </table:table-cell>
          <table:table-cell table:style-name="ce26" office:value-type="string" calcext:value-type="string">
            <text:p>Так</text:p>
          </table:table-cell>
          <table:table-cell table:style-name="ce30"/>
          <table:table-cell table:style-name="ce30" table:formula="of:=[.E42]-SUM([.C43:.C49])" office:value-type="currency" office:currency="UAH" office:value="3382" calcext:value-type="currency">
            <text:p>3 382 грн.</text:p>
          </table:table-cell>
          <table:table-cell table:style-name="ce30" office:value-type="currency" office:currency="UAH" office:value="3400" calcext:value-type="currency">
            <text:p>3 400 грн.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Аванс</text:p>
          </table:table-cell>
          <table:table-cell table:style-name="ce21" office:value-type="date" office:date-value="2021-06-05" calcext:value-type="date">
            <text:p>05.06.2021</text:p>
          </table:table-cell>
          <table:table-cell table:style-name="ce24"/>
          <table:table-cell table:style-name="ce27"/>
          <table:table-cell table:style-name="ce31" office:value-type="currency" office:currency="UAH" office:value="50000" calcext:value-type="currency">
            <text:p>50 000 грн.</text:p>
          </table:table-cell>
          <table:table-cell table:style-name="ce31" table:number-columns-repeated="2"/>
          <table:table-cell table:number-columns-repeated="1015"/>
        </table:table-row>
        <table:table-row table:style-name="ro2">
          <table:table-cell table:style-name="ce12" office:value-type="string" calcext:value-type="string">
            <text:p>Послуги крана</text:p>
          </table:table-cell>
          <table:table-cell table:style-name="ce21" office:value-type="date" office:date-value="2021-06-07" calcext:value-type="date">
            <text:p>07.06.2021</text:p>
          </table:table-cell>
          <table:table-cell table:style-name="ce24" office:value-type="currency" office:currency="UAH" office:value="1100" calcext:value-type="currency">
            <text:p>1 1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альне для трамбовки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137" calcext:value-type="currency">
            <text:p>137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, дюбелі, бур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529" calcext:value-type="currency">
            <text:p>529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20" calcext:value-type="currency">
            <text:p>42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кладка цегли (4380 шт.)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37230" calcext:value-type="currency">
            <text:p>37 23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труб вентиляції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00" calcext:value-type="currency">
            <text:p>40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плити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250" calcext:value-type="currency">
            <text:p>250 грн.</text:p>
          </table:table-cell>
          <table:table-cell table:style-name="ce27"/>
          <table:table-cell table:style-name="ce31"/>
          <table:table-cell table:style-name="ce31" table:formula="of:=[.E50]-SUM([.C51:.C60])" office:value-type="currency" office:currency="UAH" office:value="934" calcext:value-type="currency">
            <text:p>934 грн.</text:p>
          </table:table-cell>
          <table:table-cell table:style-name="ce31" office:value-type="currency" office:currency="UAH" office:value="930" calcext:value-type="currency">
            <text:p>930 грн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Бетон 4 м3 + доста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11312.82" calcext:value-type="currency">
            <text:p>11 3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7500" calcext:value-type="currency">
            <text:p>7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опалубк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плит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з міксер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5200" calcext:value-type="currency">
            <text:p>5 2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додатково вручну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2380" calcext:value-type="currency">
            <text:p>2 380 грн.</text:p>
          </table:table-cell>
          <table:table-cell/>
          <table:table-cell table:style-name="ce19" table:formula="of:=SUM([.C62:.C66])" office:value-type="currency" office:currency="UAH" office:value="16680" calcext:value-type="currency">
            <text:p>16 6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Цегла біла СБК 7852 шт.</text:p>
          </table:table-cell>
          <table:table-cell office:value-type="date" office:date-value="2021-07-16" calcext:value-type="date">
            <text:p>16.07.2021</text:p>
          </table:table-cell>
          <table:table-cell office:value-type="currency" office:currency="UAH" office:value="83421.53" calcext:value-type="currency">
            <text:p>83 42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шоколадна «Скеля» 839 шт.</text:p>
          </table:table-cell>
          <table:table-cell office:value-type="date" office:date-value="2021-07-21" calcext:value-type="date">
            <text:p>21.07.2021</text:p>
          </table:table-cell>
          <table:table-cell office:value-type="currency" office:currency="UAH" office:value="11365.84" calcext:value-type="currency">
            <text:p>11 366 грн.</text:p>
          </table:table-cell>
          <table:table-cell office:value-type="string" calcext:value-type="string">
            <text:p>?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білої цегли (фура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5000" calcext:value-type="currency">
            <text:p>5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білої цегли (маніпулятор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1500" calcext:value-type="currency">
            <text:p>1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«Скеля»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, руберойд, доставк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3330" calcext:value-type="currency">
            <text:p>3 33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оба перев’язочн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800" calcext:value-type="currency">
            <text:p>2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уг (бетон), відра, цвяхи, плівка</text:p>
          </table:table-cell>
          <table:table-cell office:value-type="date" office:date-value="2021-07-27" calcext:value-type="date">
            <text:p>27.07.2021</text:p>
          </table:table-cell>
          <table:table-cell office:value-type="currency" office:currency="UAH" office:value="1045" calcext:value-type="currency">
            <text:p>1 04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кар'єрний 7,68 т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2535" calcext:value-type="currency">
            <text:p>2 53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8 мм 600 м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6600" calcext:value-type="currency">
            <text:p>6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5 т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 - 8 фасадної цегли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локи AEROC</text:p>
          </table:table-cell>
          <table:table-cell office:value-type="date" office:date-value="2021-08-02" calcext:value-type="date">
            <text:p>02.08.2021</text:p>
          </table:table-cell>
          <table:table-cell office:value-type="currency" office:currency="UAH" office:value="131177.81" calcext:value-type="currency">
            <text:p>131 17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AEROC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4500" calcext:value-type="currency">
            <text:p>4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ітка зварна 50 мм, 1м, 28 м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1344" calcext:value-type="currency">
            <text:p>1 34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а кладку газобетону</text:p>
          </table:table-cell>
          <table:table-cell office:value-type="date" office:date-value="2021-08-07" calcext:value-type="date">
            <text:p>07.08.2021</text:p>
          </table:table-cell>
          <table:table-cell office:value-type="currency" office:currency="UAH" office:value="3000" calcext:value-type="currency">
            <text:p>3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еві кронштейни, 10 мішків цементу</text:p>
          </table:table-cell>
          <table:table-cell office:value-type="date" office:date-value="2021-08-08" calcext:value-type="date">
            <text:p>08.08.2021</text:p>
          </table:table-cell>
          <table:table-cell office:value-type="currency" office:currency="UAH" office:value="2000" calcext:value-type="currency">
            <text:p>2 0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уг відрізний</text:p>
          </table:table-cell>
          <table:table-cell office:value-type="date" office:date-value="2021-08-09" calcext:value-type="date">
            <text:p>09.08.2021</text:p>
          </table:table-cell>
          <table:table-cell office:value-type="currency" office:currency="UAH" office:value="400" calcext:value-type="currency">
            <text:p>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Б плити Ковальська</text:p>
          </table:table-cell>
          <table:table-cell office:value-type="date" office:date-value="2021-08-10" calcext:value-type="date">
            <text:p>10.08.2021</text:p>
          </table:table-cell>
          <table:table-cell office:value-type="currency" office:currency="UAH" office:value="82788.86" calcext:value-type="currency">
            <text:p>82 78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4 мішки цементу, цвяхи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524" calcext:value-type="currency">
            <text:p>524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6 мішків цементу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480" calcext:value-type="currency">
            <text:p>48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9 -16 фасадної цегли</text:p>
          </table:table-cell>
          <table:table-cell office:value-type="date" office:date-value="2021-08-12" calcext:value-type="date">
            <text:p>12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шки 40х200х4000 16 шт.</text:p>
          </table:table-cell>
          <table:table-cell office:value-type="date" office:date-value="2021-08-13" calcext:value-type="date">
            <text:p>13.08.2021</text:p>
          </table:table-cell>
          <table:table-cell office:value-type="currency" office:currency="UAH" office:value="4500" calcext:value-type="currency">
            <text:p>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лоблоки 30 шт.</text:p>
          </table:table-cell>
          <table:table-cell office:value-type="date" office:date-value="2021-08-20" calcext:value-type="date">
            <text:p>20.08.2021</text:p>
          </table:table-cell>
          <table:table-cell office:value-type="currency" office:currency="UAH" office:value="3500" calcext:value-type="currency">
            <text:p>3 5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ітка зварна 50 мм, 1м, 25 м</text:p>
          </table:table-cell>
          <table:table-cell office:value-type="date" office:date-value="2021-08-21" calcext:value-type="date">
            <text:p>21.08.2021</text:p>
          </table:table-cell>
          <table:table-cell office:value-type="currency" office:currency="UAH" office:value="1027.7" calcext:value-type="currency">
            <text:p>1 0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, клей для газоблоку + доставка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760" calcext:value-type="currency">
            <text:p>1 7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7 - 24 фасадної цегли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инки пластикові</text:p>
          </table:table-cell>
          <table:table-cell office:value-type="date" office:date-value="2021-08-22" calcext:value-type="date">
            <text:p>22.08.2021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 - 9 газоблоку</text:p>
          </table:table-cell>
          <table:table-cell office:value-type="date" office:date-value="2021-08-30" calcext:value-type="date">
            <text:p>30.08.2021</text:p>
          </table:table-cell>
          <table:table-cell office:value-type="currency" office:currency="UAH" office:value="31200" calcext:value-type="currency">
            <text:p>31 2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6 мм 60 м</text:p>
          </table:table-cell>
          <table:table-cell office:value-type="date" office:date-value="2021-09-03" calcext:value-type="date">
            <text:p>03.09.2021</text:p>
          </table:table-cell>
          <table:table-cell office:value-type="currency" office:currency="UAH" office:value="628" calcext:value-type="currency">
            <text:p>6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25 — 31 фасадної цегли</text:p>
          </table:table-cell>
          <table:table-cell office:value-type="date" office:date-value="2021-09-04" calcext:value-type="date">
            <text:p>04.09.2021</text:p>
          </table:table-cell>
          <table:table-cell office:value-type="currency" office:currency="UAH" office:value="15500" calcext:value-type="currency">
            <text:p>15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1 машина + доставка</text:p>
          </table:table-cell>
          <table:table-cell office:value-type="date" office:date-value="2021-09-04" calcext:value-type="date">
            <text:p>04.09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ізні матеріали (клей, цемент, пінопласт)</text:p>
          </table:table-cell>
          <table:table-cell office:value-type="date" office:date-value="2021-09-06" calcext:value-type="date">
            <text:p>06.09.2021</text:p>
          </table:table-cell>
          <table:table-cell office:value-type="currency" office:currency="UAH" office:value="2897.77" calcext:value-type="currency">
            <text:p>2 89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</text:p>
          </table:table-cell>
          <table:table-cell office:value-type="date" office:date-value="2021-09-07" calcext:value-type="date">
            <text:p>07.09.2021</text:p>
          </table:table-cell>
          <table:table-cell office:value-type="currency" office:currency="UAH" office:value="200" calcext:value-type="currency">
            <text:p>2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ізні матеріали (ведра, таз, скоба, щітка)</text:p>
          </table:table-cell>
          <table:table-cell office:value-type="date" office:date-value="2021-09-09" calcext:value-type="date">
            <text:p>09.09.2021</text:p>
          </table:table-cell>
          <table:table-cell office:value-type="currency" office:currency="UAH" office:value="784" calcext:value-type="currency">
            <text:p>7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. 6мм 150м, 12мм 12м, резьб. стержень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6613.4" calcext:value-type="currency">
            <text:p>6 6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айки, шайби М16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550.01" calcext:value-type="currency">
            <text:p>55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32 - 40 ф. цегли, ост. розрах.</text:p>
          </table:table-cell>
          <table:table-cell office:value-type="date" office:date-value="2021-09-18" calcext:value-type="date">
            <text:p>18.09.2021</text:p>
          </table:table-cell>
          <table:table-cell office:value-type="currency" office:currency="UAH" office:value="22400" calcext:value-type="currency">
            <text:p>22 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инки пластикові</text:p>
          </table:table-cell>
          <table:table-cell office:value-type="date" office:date-value="2021-09-14" calcext:value-type="date">
            <text:p>14.09.2021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і суміш для газоблоків + доставка</text:p>
          </table:table-cell>
          <table:table-cell office:value-type="date" office:date-value="2021-09-15" calcext:value-type="date">
            <text:p>15.09.2021</text:p>
          </table:table-cell>
          <table:table-cell office:value-type="currency" office:currency="UAH" office:value="1750" calcext:value-type="currency">
            <text:p>1 75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Щебень + доставка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4718" calcext:value-type="currency">
            <text:p>4 7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+ доставка</text:p>
          </table:table-cell>
          <table:table-cell office:value-type="date" office:date-value="2021-09-23" calcext:value-type="date">
            <text:p>23.09.2021</text:p>
          </table:table-cell>
          <table:table-cell office:value-type="currency" office:currency="UAH" office:value="1110" calcext:value-type="currency">
            <text:p>1 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0 - 14 газоблоку, армопояс</text:p>
          </table:table-cell>
          <table:table-cell office:value-type="date" office:date-value="2021-09-26" calcext:value-type="date">
            <text:p>26.09.2021</text:p>
          </table:table-cell>
          <table:table-cell office:value-type="currency" office:currency="UAH" office:value="37418" calcext:value-type="currency">
            <text:p>37 418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Оренда крана</text:p>
          </table:table-cell>
          <table:table-cell office:value-type="date" office:date-value="2021-10-05" calcext:value-type="date">
            <text:p>05.10.2021</text:p>
          </table:table-cell>
          <table:table-cell office:value-type="currency" office:currency="UAH" office:value="8000" calcext:value-type="currency">
            <text:p>8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онтаж плит</text:p>
          </table:table-cell>
          <table:table-cell office:value-type="date" office:date-value="2021-10-05" calcext:value-type="date">
            <text:p>05.10.2021</text:p>
          </table:table-cell>
          <table:table-cell office:value-type="currency" office:currency="UAH" office:value="5700" calcext:value-type="currency">
            <text:p>5 7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10 мм 216 м, цемент, пінопласт...</text:p>
          </table:table-cell>
          <table:table-cell office:value-type="date" office:date-value="2021-10-06" calcext:value-type="date">
            <text:p>06.10.2021</text:p>
          </table:table-cell>
          <table:table-cell office:value-type="currency" office:currency="UAH" office:value="6011" calcext:value-type="currency">
            <text:p>6 01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керамічна рядова 1440 шт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8208" calcext:value-type="currency">
            <text:p>8 20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1300" calcext:value-type="currency">
            <text:p>1 3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аз для авто Сашка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200" calcext:value-type="currency">
            <text:p>2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нопласт 8 листів</text:p>
          </table:table-cell>
          <table:table-cell office:value-type="date" office:date-value="2021-10-09" calcext:value-type="date">
            <text:p>09.10.2021</text:p>
          </table:table-cell>
          <table:table-cell office:value-type="currency" office:currency="UAH" office:value="904" calcext:value-type="currency">
            <text:p>90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</text:p>
          </table:table-cell>
          <table:table-cell office:value-type="date" office:date-value="2021-10-09" calcext:value-type="date">
            <text:p>09.10.2021</text:p>
          </table:table-cell>
          <table:table-cell table:number-columns-repeated="2"/>
          <table:table-cell table:style-name="ce19" office:value-type="currency" office:currency="UAH" office:value="10000" calcext:value-type="currency">
            <text:p>10 0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Пінопласт, цемент</text:p>
          </table:table-cell>
          <table:table-cell office:value-type="date" office:date-value="2021-10-11" calcext:value-type="date">
            <text:p>11.10.2021</text:p>
          </table:table-cell>
          <table:table-cell office:value-type="currency" office:currency="UAH" office:value="2474" calcext:value-type="currency">
            <text:p>2 4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66т </text:p>
          </table:table-cell>
          <table:table-cell office:value-type="date" office:date-value="2021-10-15" calcext:value-type="date">
            <text:p>15.10.2021</text:p>
          </table:table-cell>
          <table:table-cell office:value-type="currency" office:currency="UAH" office:value="3380.16" calcext:value-type="currency">
            <text:p>3 38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+ доставка</text:p>
          </table:table-cell>
          <table:table-cell office:value-type="date" office:date-value="2021-10-16" calcext:value-type="date">
            <text:p>16.10.2021</text:p>
          </table:table-cell>
          <table:table-cell office:value-type="currency" office:currency="UAH" office:value="1302" calcext:value-type="currency">
            <text:p>1 30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иконання армопоясу навколо плит</text:p>
          </table:table-cell>
          <table:table-cell office:value-type="date" office:date-value="2021-10-16" calcext:value-type="date">
            <text:p>16.10.2021</text:p>
          </table:table-cell>
          <table:table-cell office:value-type="currency" office:currency="UAH" office:value="15400" calcext:value-type="currency">
            <text:p>15 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підставки під муерлат і 1 ряду</text:p>
          </table:table-cell>
          <table:table-cell office:value-type="date" office:date-value="2021-10-24" calcext:value-type="date">
            <text:p>24.10.2021</text:p>
          </table:table-cell>
          <table:table-cell office:value-type="currency" office:currency="UAH" office:value="4800" calcext:value-type="currency">
            <text:p>4 8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ерево для даху</text:p>
          </table:table-cell>
          <table:table-cell office:value-type="date" office:date-value="2021-10-25" calcext:value-type="date">
            <text:p>25.10.2021</text:p>
          </table:table-cell>
          <table:table-cell office:value-type="currency" office:currency="UAH" office:value="52800" calcext:value-type="currency">
            <text:p>52 800 грн.</text:p>
          </table:table-cell>
          <table:table-cell office:value-type="string" calcext:value-type="string">
            <text:p>Так</text:p>
          </table:table-cell>
          <table:table-cell table:style-name="ce19" office:value-type="currency" office:currency="UAH" office:value="3000" calcext:value-type="currency">
            <text:p>3 0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Склоблоки 20 шт.</text:p>
          </table:table-cell>
          <table:table-cell office:value-type="date" office:date-value="2021-10-26" calcext:value-type="date">
            <text:p>26.10.2021</text:p>
          </table:table-cell>
          <table:table-cell office:value-type="currency" office:currency="UAH" office:value="2400" calcext:value-type="currency">
            <text:p>2 4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ипіж для даху</text:p>
          </table:table-cell>
          <table:table-cell office:value-type="date" office:date-value="2021-10-27" calcext:value-type="date">
            <text:p>27.10.2021</text:p>
          </table:table-cell>
          <table:table-cell office:value-type="currency" office:currency="UAH" office:value="4537.9" calcext:value-type="currency">
            <text:p>4 53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ипіж для даху</text:p>
          </table:table-cell>
          <table:table-cell office:value-type="date" office:date-value="2021-10-28" calcext:value-type="date">
            <text:p>28.10.2021</text:p>
          </table:table-cell>
          <table:table-cell office:value-type="currency" office:currency="UAH" office:value="1665.5" calcext:value-type="currency">
            <text:p>1 66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Шифер</text:p>
          </table:table-cell>
          <table:table-cell office:value-type="date" office:date-value="2021-10-28" calcext:value-type="date">
            <text:p>28.10.2021</text:p>
          </table:table-cell>
          <table:table-cell office:value-type="currency" office:currency="UAH" office:value="39960" calcext:value-type="currency">
            <text:p>39 9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ропитка, електроди</text:p>
          </table:table-cell>
          <table:table-cell office:value-type="string" calcext:value-type="string">
            <text:p>38.10.2021</text:p>
          </table:table-cell>
          <table:table-cell office:value-type="currency" office:currency="UAH" office:value="662.1" calcext:value-type="currency">
            <text:p>66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</text:p>
          </table:table-cell>
          <table:table-cell office:value-type="date" office:date-value="2021-10-30" calcext:value-type="date">
            <text:p>30.10.2021</text:p>
          </table:table-cell>
          <table:table-cell table:number-columns-repeated="2"/>
          <table:table-cell table:style-name="ce19" office:value-type="currency" office:currency="UAH" office:value="10000" calcext:value-type="currency">
            <text:p>10 000 грн.</text:p>
          </table:table-cell>
          <table:table-cell table:style-name="ce19" table:number-columns-repeated="2"/>
          <table:table-cell table:number-columns-repeated="1015"/>
        </table:table-row>
        <table:table-row table:style-name="ro2" table:number-rows-repeated="11">
          <table:table-cell table:number-columns-repeated="4"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140])" office:value-type="currency" office:currency="UAH" office:value="1184664.35" calcext:value-type="currency">
            <text:p>1 184 664 грн.</text:p>
          </table:table-cell>
          <table:table-cell table:number-columns-repeated="1019"/>
        </table:table-row>
        <table:table-row table:style-name="ro2" table:number-rows-repeated="104843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.00.0000</text:date>, <text:time style:data-style-name="N2" text:time-value="09:10:57.772195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1-11-02T09:12:05.246276816</dc:date>
    <dc:creator>Віталій </dc:creator>
    <meta:editing-duration>PT2H46M3S</meta:editing-duration>
    <meta:editing-cycles>42</meta:editing-cycles>
    <meta:document-statistic meta:table-count="1" meta:cell-count="493" meta:object-count="0"/>
  </office:meta>
</office:document-meta>
</file>